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5.14cm"/>
    </style:style>
    <style:style style:name="co4" style:family="table-column">
      <style:table-column-properties fo:break-before="auto" style:column-width="4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MAI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an Libert</text:p>
          </table:table-cell>
          <table:table-cell office:value-type="string" calcext:value-type="string">
            <text:p><text:a xlink:href="mailto:johan.libert@gmail.com" xlink:type="simple">johan.libert@gmail.com</text:a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uri Araújo</text:p>
          </table:table-cell>
          <table:table-cell office:value-type="string" calcext:value-type="string">
            <text:p><text:a xlink:href="mailto:yuri.araujo@gmail.com" xlink:type="simple">yuri.araujo@gmail.com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imin </text:p>
          </table:table-cell>
          <table:table-cell office:value-type="string" calcext:value-type="string">
            <text:p><text:a xlink:href="mailto:jimin.bts@gmail.com" xlink:type="simple">jimin.bts@gmail.com</text:a>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ck C.M</text:p>
          </table:table-cell>
          <table:table-cell office:value-type="string" calcext:value-type="string">
            <text:p><text:a xlink:href="mailto:jack.cm@gmail.com" xlink:type="simple">jack.cm@gmail.com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abelli Camargo</text:p>
          </table:table-cell>
          <table:table-cell office:value-type="string" calcext:value-type="string">
            <text:p><text:a xlink:href="mailto:isabelli.camargo@gmail.com" xlink:type="simple">isabelli.camargo@gmail.com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brielli Camargo</text:p>
          </table:table-cell>
          <table:table-cell office:value-type="string" calcext:value-type="string">
            <text:p><text:a xlink:href="mailto:gabrielli.camargo@gmail.com" xlink:type="simple">gabrielli.camargo@gmail.com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9:44:05.147966135</meta:creation-date>
    <dc:date>2024-05-27T19:50:52.598374457</dc:date>
    <meta:editing-duration>PT6M48S</meta:editing-duration>
    <meta:editing-cycles>1</meta:editing-cycles>
    <meta:document-statistic meta:table-count="1" meta:cell-count="21" meta:object-count="0"/>
    <meta:generator>LibreOffice/24.2.3.2$Linux_X86_64 LibreOffice_project/420$Build-2</meta:generator>
  </office:meta>
</office:document-meta>
</file>